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P3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loext:opacity="100%" style:font-name="S hne" fo:font-size="12pt" fo:letter-spacing="normal" fo:font-style="normal" loext:padding="0.049cm" loext:border="0.06pt solid #d9d9e3"/>
    </style:style>
    <style:style style:name="T4" style:family="text">
      <style:text-properties fo:font-variant="normal" fo:text-transform="none" fo:color="#374151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Título: Aventuras Seguras na Internet</text:span></text:span></text:p>
      <text:p text:style-name="P3">Era uma vez, em uma cidade pequena e acolhedora, um grupo de amigos chamados Laura, Lucas e Sofia. Eles adoravam explorar o mundo mágico da internet para aprender coisas novas e se divertir.</text:p>
      <text:p text:style-name="P3">Um dia, eles encontraram um guia sábio chamado Avô Tecnológico, que os ajudou a entender como se manter seguros enquanto exploravam a internet emocionante.</text:p>
      <text:p text:style-name="P3">Avô Tecnológico compartilhou regras importantes com os amigos:</text:p>
      <text:p text:style-name="P1"><text:span text:style-name="Strong_20_Emphasis"><text:span text:style-name="T3">Amigos Virtuais:</text:span></text:span><text:span text:style-name="T2"> "Nunca falem com estranhos online como você não falaria na vida real. Se alguém que você não conhece tentar ser seu amigo, conte aos adultos que confia."</text:span></text:p>
      <text:p text:style-name="P1"><text:span text:style-name="T2"/></text:p>
      <text:p text:style-name="P1"><text:span text:style-name="Strong_20_Emphasis"><text:span text:style-name="T3">Compartilhamento Consciente:</text:span></text:span><text:span text:style-name="T2"> "Pense antes de compartilhar fotos ou informações. Certifique-se de que seja algo que você ficaria confortável mostrando para seus pais e professores.</text:span></text:p>
      <text:p text:style-name="P1"><text:span text:style-name="T2"/></text:p>
      <text:p text:style-name="P2">E assim, Laura, Lucas e Sofia entenderam que a chave para uma experiência online segura era sempre ficar atentos, ser respeitosos e contar aos adultos de confiança sobre qualquer coisa que parecesse estranh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6:42:58.266900268</meta:creation-date>
    <dc:date>2023-11-12T17:50:23.938196231</dc:date>
    <meta:editing-duration>PT1H7M30S</meta:editing-duration>
    <meta:editing-cycles>1</meta:editing-cycles>
    <meta:document-statistic meta:table-count="0" meta:image-count="0" meta:object-count="0" meta:page-count="1" meta:paragraph-count="7" meta:word-count="156" meta:character-count="1001" meta:non-whitespace-character-count="852"/>
    <meta:generator>LibreOffice/7.4.7.2$Linux_X86_64 LibreOffice_project/40$Build-2</meta:generator>
  </office:meta>
</office:document-meta>
</file>